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600ff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otenciometr – klasicky otocny jedna otocka se zarazkou</text:p>
          </table:table-cell>
          <table:table-cell table:number-columns-repeated="5"/>
          <table:table-cell office:value-type="string">
            <text:p>Volume Sidewinder atp....</text:p>
          </table:table-cell>
          <table:table-cell table:number-columns-repeated="5"/>
          <table:table-cell office:value-type="string">
            <text:p>Cena</text:p>
          </table:table-cell>
          <table:table-cell/>
          <table:table-cell office:value-type="string">
            <text:p>Pocet na levej panel</text:p>
          </table:table-cell>
        </table:table-row>
        <table:table-row table:style-name="ro2">
          <table:table-cell office:value-type="string">
            <text:p>https://cz.mouser.com/ProductDetail/BI-Technologies-TT-Electronics/P160KN-0QD15B10K?qs=sGAEpiMZZMtC25l1F4XBU6OIugZxQ1DhUMsxQXsOvkk%3D</text:p>
          </table:table-cell>
          <table:table-cell table:number-columns-repeated="5"/>
          <table:table-cell office:value-type="string">
            <text:p>https://cz.mouser.com/datasheet/2/414/P160-1545428.pdf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Na potak hlavicka se sipkou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Davies-Molding/1227-L?qs=AaRlLUpeMsxlokFVoMeJ%2FQ%3D%3D</text:p>
          </table:table-cell>
          <table:table-cell table:number-columns-repeated="11"/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number-rows-repeated="6">
          <table:table-cell table:number-columns-repeated="15"/>
        </table:table-row>
        <table:table-row table:style-name="ro2">
          <table:table-cell office:value-type="string">
            <text:p>4 směrový jostick</text:p>
          </table:table-cell>
          <table:table-cell table:number-columns-repeated="3"/>
          <table:table-cell office:value-type="string">
            <text:p>nepotrebuje mackani stredu</text:p>
          </table:table-cell>
          <table:table-cell table:number-columns-repeated="2"/>
          <table:table-cell office:value-type="string">
            <text:p>nemusi byt kontinualni</text:p>
          </table:table-cell>
          <table:table-cell table:number-columns-repeated="7"/>
        </table:table-row>
        <table:table-row table:style-name="ro1">
          <table:table-cell office:value-type="string">
            <text:p>https://cz.mouser.com/ProductDetail/Alps-Alpine/RKJXV1224005?qs=RiQAlOPxzzAqLSX9lUzx8Q%3D%3D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Alps-Alpine/SKRHABE010?qs=seHrhfPpLDxEOwRqoDvYHw%3D%3D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Alps-Alpine/RKJXT1F42001?qs=6EGMNY9ZYDTsBzSTrhiL0w%3D%3D</text:p>
          </table:table-cell>
          <table:table-cell table:number-columns-repeated="14"/>
        </table:table-row>
        <table:table-row table:style-name="ro1">
          <table:table-cell office:value-type="string">
            <text:p>!!!!!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Alps-Alpine/SRBE210200?qs=YMSFtX0bdJBed9aZr2OTdA%3D%3D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E-Switch/JS1400BVQ?qs=Ep9Lwju7gVq8iF8qjiJe3w%3D%3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dvouosy pro srandu vracejici se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Alps-Alpine/SLLB510200?qs=fMKjfF2mFojOLM7zSE4Zew%3D%3D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4 směrový joystick s mackanim stredu</text:p>
          </table:table-cell>
          <table:table-cell table:number-columns-repeated="14"/>
        </table:table-row>
        <table:table-row table:style-name="ro1">
          <table:table-cell office:value-type="string">
            <text:p>https://cz.mouser.com/Well-Buying/Electromechanical/Switches/Multi-Directional-Switches/_/N-5g2z?P=1yzvvt8</text:p>
          </table:table-cell>
          <table:table-cell table:number-columns-repeated="11"/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Páčkový spínač ON ON</text:p>
          </table:table-cell>
          <table:table-cell table:number-columns-repeated="14"/>
        </table:table-row>
        <table:table-row table:style-name="ro2">
          <table:table-cell office:value-type="string">
            <text:p>https://www.gme.cz/p-b070e</text:p>
          </table:table-cell>
          <table:table-cell table:number-columns-repeated="11"/>
          <table:table-cell office:value-type="float" office:value="32">
            <text:p>32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Prepínač kolébkový podsvícený zelený OFF-ON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E-Switch/RA111C1021-136?qs=QtyuwXswaQiVuvRXSFXtBQ%3D%3D</text:p>
          </table:table-cell>
          <table:table-cell table:number-columns-repeated="5"/>
          <table:table-cell office:value-type="string">
            <text:p>https://cz.mouser.com/datasheet/2/140/RA1-346116.pdf</text:p>
          </table:table-cell>
          <table:table-cell table:number-columns-repeated="5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https://cz.mouser.com/ProductDetail/Marquardt-Switches/19353113?qs=4EOvy6wCNnvCdtgm5kTdXg%3D%3D</text:p>
          </table:table-cell>
          <table:table-cell table:number-columns-repeated="11"/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Rotary Switch – otocny prepinac kerej cvaka po kazdym kroku a da se protacet</text:p>
          </table:table-cell>
          <table:table-cell table:number-columns-repeated="6"/>
          <table:table-cell office:value-type="string">
            <text:p>TACAN channel dial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Rotary Swich – 10 pozic, bez hlavy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Alpha-Taiwan/SR2512F-0110-19R0B-E9-N-W-159?qs=8%252Br4Hz5Xir8hoxoBB58zBg%3D%3D</text:p>
          </table:table-cell>
          <table:table-cell table:number-columns-repeated="11"/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Rotary Swich – 5 pozic, s hlavou</text:p>
          </table:table-cell>
          <table:table-cell table:number-columns-repeated="6"/>
          <table:table-cell office:value-type="string">
            <text:p>TACAN MODE</text:p>
          </table:table-cell>
          <table:table-cell table:number-columns-repeated="7"/>
        </table:table-row>
        <table:table-row table:style-name="ro1">
          <table:table-cell office:value-type="string">
            <text:p>https://cz.mouser.com/ProductDetail/CK/A10505RNCQ?qs=O6cEpgE%2F0x5WbDCWHOA7bQ%3D%3D</text:p>
          </table:table-cell>
          <table:table-cell table:number-columns-repeated="11"/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Rotary switch – hlava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Wurth-Elektronik/714284050?qs=wr8lucFkNMX1MI%2FLYvc84w%3D%3D</text:p>
          </table:table-cell>
          <table:table-cell table:number-columns-repeated="11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https://cz.mouser.com/Electromechanical/Knobs-Dials/_/N-5g22?Keyword=Rotary+Switch&amp;FS=Tru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3 polohova packa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E-Switch/100SP1T1B1M1QEH?qs=sGAEpiMZZMtFyPk3yBMYYFajvd98N8jhJosJrmA7LZU%3D</text:p>
          </table:table-cell>
          <table:table-cell table:number-columns-repeated="11"/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Slider</text:p>
          </table:table-cell>
          <table:table-cell table:number-columns-repeated="14"/>
        </table:table-row>
        <table:table-row table:style-name="ro1">
          <table:table-cell office:value-type="string">
            <text:p>https://cz.mouser.com/ProductDetail/Bourns/PTB0144-2010BPB103?qs=h2IHEVivlqA77zmybGggQQ%3D%3D</text:p>
          </table:table-cell>
          <table:table-cell table:number-columns-repeated="11"/>
          <table:table-cell office:value-type="float" office:value="120">
            <text:p>12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Drzeny dvoupolohovy prepinac elektricky shoditelny</text:p>
          </table:table-cell>
          <table:table-cell table:number-columns-repeated="14"/>
        </table:table-row>
        <table:table-row table:style-name="ro1">
          <table:table-cell office:value-type="string">
            <text:p>Asi z Ciny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Naklapecka vracejici se na stred</text:p>
          </table:table-cell>
          <table:table-cell table:number-columns-repeated="3"/>
          <table:table-cell office:value-type="string">
            <text:p>Airbrake</text:p>
          </table:table-cell>
          <table:table-cell table:number-columns-repeated="10"/>
        </table:table-row>
        <table:table-row table:style-name="ro1">
          <table:table-cell office:value-type="string">
            <text:p>https://cz.mouser.com/ProductDetail/Diptronics/PLJG2-G-V-T-R?qs=MLItCLRbWszS2%2FslHtilvQ%3D%3D</text:p>
          </table:table-cell>
          <table:table-cell table:number-columns-repeated="11"/>
          <table:table-cell office:value-type="float" office:value="40">
            <text:p>40</text:p>
          </table:table-cell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Kreslo</text:p>
          </table:table-cell>
          <table:table-cell table:number-columns-repeated="14"/>
        </table:table-row>
        <table:table-row table:style-name="ro1">
          <table:table-cell office:value-type="string">
            <text:p>https://www.ikea.com/cz/cs/p/lycksele-murbo-rozkladaci-kreslo-ebbarp-cerna-bila-s49134201/</text:p>
          </table:table-cell>
          <table:table-cell table:number-columns-repeated="11"/>
          <table:table-cell office:value-type="float" office:value="4800">
            <text:p>48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Deska z tenkyho pruhlednyho plastu</text:p>
          </table:table-cell>
          <table:table-cell table:number-columns-repeated="14"/>
        </table:table-row>
        <table:table-row table:style-name="ro1">
          <table:table-cell office:value-type="string">
            <text:p>https://www.hornbach.cz/shop/Plexisklo-GUTTA-Hobbyglas-polystyrol-1500-x-500-x-2-mm-hladke-cire/1477823/artikl.html</text:p>
          </table:table-cell>
          <table:table-cell table:number-columns-repeated="11"/>
          <table:table-cell office:value-type="float" office:value="330">
            <text:p>330</text:p>
          </table:table-cell>
          <table:table-cell office:value-type="string">
            <text:p>50x150x0.2cm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Krabicky</text:p>
          </table:table-cell>
          <table:table-cell table:number-columns-repeated="14"/>
        </table:table-row>
        <table:table-row table:style-name="ro3">
          <table:table-cell table:style-name="ce1" office:value-type="string">
            <text:p>http://www.eling.cz/cz/produkty/bopla</text:p>
          </table:table-cell>
          <table:table-cell table:number-columns-repeated="14"/>
        </table:table-row>
      </table:table>
      <table:table table:name="Levej panel" table:style-name="ta1" table:print="false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Ovladaci prvek</text:p>
          </table:table-cell>
          <table:table-cell office:value-type="string">
            <text:p>HW</text:p>
          </table:table-cell>
          <table:table-cell table:number-columns-repeated="4"/>
          <table:table-cell office:value-type="string">
            <text:p>ID</text:p>
          </table:table-cell>
        </table:table-row>
        <table:table-row table:style-name="ro1">
          <table:table-cell table:style-name="ce2" office:value-type="string">
            <text:p>Panel A – volume, oxygen, tacan cmd</text:p>
          </table:table-cell>
          <table:table-cell table:number-columns-repeated="6"/>
        </table:table-row>
        <table:table-row table:style-name="ro1">
          <table:table-cell office:value-type="string">
            <text:p>Volume ALR67</text:p>
          </table:table-cell>
          <table:table-cell office:value-type="string">
            <text:p>Potenciometr klasik se zarazkou + hlavicka A</text:p>
          </table:table-cell>
          <table:table-cell table:number-columns-repeated="4"/>
          <table:table-cell office:value-type="string">
            <text:p>A1</text:p>
          </table:table-cell>
        </table:table-row>
        <table:table-row table:style-name="ro1">
          <table:table-cell office:value-type="string">
            <text:p>Volume SideWinder</text:p>
          </table:table-cell>
          <table:table-cell office:value-type="string">
            <text:p>Potenciometr klasik se zarazkou + hlavicka A</text:p>
          </table:table-cell>
          <table:table-cell table:number-columns-repeated="4"/>
          <table:table-cell office:value-type="string">
            <text:p>A2</text:p>
          </table:table-cell>
        </table:table-row>
        <table:table-row table:style-name="ro1">
          <table:table-cell office:value-type="string">
            <text:p>Volume UHF</text:p>
          </table:table-cell>
          <table:table-cell office:value-type="string">
            <text:p>Potenciometr klasik se zarazkou + hlavicka A</text:p>
          </table:table-cell>
          <table:table-cell table:number-columns-repeated="4"/>
          <table:table-cell office:value-type="string">
            <text:p>A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can CMD</text:p>
          </table:table-cell>
          <table:table-cell office:value-type="string">
            <text:p>Kolebka nahore/dole podsvit dvoubarev + napis</text:p>
          </table:table-cell>
          <table:table-cell table:number-columns-repeated="4"/>
          <table:table-cell office:value-type="string">
            <text:p>A4</text:p>
          </table:table-cell>
        </table:table-row>
        <table:table-row table:style-name="ro1">
          <table:table-cell/>
          <table:table-cell office:value-type="string">
            <text:p>asi nahradit prepinacem a dvema ledkama a dvema napisam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xygen</text:p>
          </table:table-cell>
          <table:table-cell office:value-type="string">
            <text:p>Prepínač kolébkový podsvícený zelený OFF-ON</text:p>
          </table:table-cell>
          <table:table-cell table:number-columns-repeated="4"/>
          <table:table-cell office:value-type="string">
            <text:p>A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>
            <text:p>Panel B – TACAN</text:p>
          </table:table-cell>
          <table:table-cell table:number-columns-repeated="6"/>
        </table:table-row>
        <table:table-row table:style-name="ro1">
          <table:table-cell office:value-type="string">
            <text:p>GO</text:p>
          </table:table-cell>
          <table:table-cell office:value-type="string">
            <text:p>Led zelená</text:p>
          </table:table-cell>
          <table:table-cell table:number-columns-repeated="4"/>
          <table:table-cell office:value-type="string">
            <text:p>B1</text:p>
          </table:table-cell>
        </table:table-row>
        <table:table-row table:style-name="ro1">
          <table:table-cell office:value-type="string">
            <text:p>NO GO</text:p>
          </table:table-cell>
          <table:table-cell office:value-type="string">
            <text:p>Led červená</text:p>
          </table:table-cell>
          <table:table-cell table:number-columns-repeated="4"/>
          <table:table-cell office:value-type="string">
            <text:p>B2</text:p>
          </table:table-cell>
        </table:table-row>
        <table:table-row table:style-name="ro1">
          <table:table-cell office:value-type="string">
            <text:p>TACAN CH 1</text:p>
          </table:table-cell>
          <table:table-cell office:value-type="string">
            <text:p>Rotary encoder 10</text:p>
          </table:table-cell>
          <table:table-cell table:number-columns-repeated="4"/>
          <table:table-cell office:value-type="string">
            <text:p>B3</text:p>
          </table:table-cell>
        </table:table-row>
        <table:table-row table:style-name="ro1">
          <table:table-cell office:value-type="string">
            <text:p>TACAN CH 2</text:p>
          </table:table-cell>
          <table:table-cell office:value-type="string">
            <text:p>Rotary encoder více, asi nahradit</text:p>
          </table:table-cell>
          <table:table-cell table:number-columns-repeated="4"/>
          <table:table-cell office:value-type="string">
            <text:p>B4</text:p>
          </table:table-cell>
        </table:table-row>
        <table:table-row table:style-name="ro1">
          <table:table-cell office:value-type="string">
            <text:p>TACAN XY</text:p>
          </table:table-cell>
          <table:table-cell office:value-type="string">
            <text:p>Prepínač klasický ON-ON</text:p>
          </table:table-cell>
          <table:table-cell table:number-columns-repeated="4"/>
          <table:table-cell office:value-type="string">
            <text:p>B5</text:p>
          </table:table-cell>
        </table:table-row>
        <table:table-row table:style-name="ro1">
          <table:table-cell office:value-type="string">
            <text:p>TACAN Volume</text:p>
          </table:table-cell>
          <table:table-cell office:value-type="string">
            <text:p>Potenciometr klasik se zarazkou + hlavicka A</text:p>
          </table:table-cell>
          <table:table-cell table:number-columns-repeated="4"/>
          <table:table-cell office:value-type="string">
            <text:p>B6</text:p>
          </table:table-cell>
        </table:table-row>
        <table:table-row table:style-name="ro1">
          <table:table-cell office:value-type="string">
            <text:p>TACAN Mode</text:p>
          </table:table-cell>
          <table:table-cell office:value-type="string">
            <text:p>Rotary encoder 5</text:p>
          </table:table-cell>
          <table:table-cell table:number-columns-repeated="4"/>
          <table:table-cell office:value-type="string">
            <text:p>B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Panel C – AFCS, Autopilot</text:p>
          </table:table-cell>
          <table:table-cell table:number-columns-repeated="6"/>
        </table:table-row>
        <table:table-row table:style-name="ro1">
          <table:table-cell office:value-type="string">
            <text:p>STAB - Pitch</text:p>
          </table:table-cell>
          <table:table-cell office:value-type="string">
            <text:p>Prepínač klasický ON-OFF</text:p>
          </table:table-cell>
          <table:table-cell table:number-columns-repeated="4"/>
          <table:table-cell office:value-type="string">
            <text:p>C1</text:p>
          </table:table-cell>
        </table:table-row>
        <table:table-row table:style-name="ro1">
          <table:table-cell office:value-type="string">
            <text:p>STAB – Roll</text:p>
          </table:table-cell>
          <table:table-cell office:value-type="string">
            <text:p>Prepínač klasický ON-OFF</text:p>
          </table:table-cell>
          <table:table-cell table:number-columns-repeated="4"/>
          <table:table-cell office:value-type="string">
            <text:p>C2</text:p>
          </table:table-cell>
        </table:table-row>
        <table:table-row table:style-name="ro1">
          <table:table-cell office:value-type="string">
            <text:p>STAB – Yaw</text:p>
          </table:table-cell>
          <table:table-cell office:value-type="string">
            <text:p>Prepínač klasický ON-OFF</text:p>
          </table:table-cell>
          <table:table-cell table:number-columns-repeated="4"/>
          <table:table-cell office:value-type="string">
            <text:p>C3</text:p>
          </table:table-cell>
        </table:table-row>
        <table:table-row table:style-name="ro1">
          <table:table-cell office:value-type="string">
            <text:p>AP – vec/off/acl</text:p>
          </table:table-cell>
          <table:table-cell office:value-type="string">
            <text:p>Prepínač klasický ON-OFF-ON</text:p>
          </table:table-cell>
          <table:table-cell table:number-columns-repeated="5"/>
        </table:table-row>
        <table:table-row table:style-name="ro1">
          <table:table-cell office:value-type="string">
            <text:p>AP – altd/off</text:p>
          </table:table-cell>
          <table:table-cell office:value-type="string">
            <text:p>Prepínač klasický ON-OFF</text:p>
          </table:table-cell>
          <table:table-cell table:number-columns-repeated="5"/>
        </table:table-row>
        <table:table-row table:style-name="ro1">
          <table:table-cell office:value-type="string">
            <text:p>AP – head / off / groundtrack</text:p>
          </table:table-cell>
          <table:table-cell office:value-type="string">
            <text:p>Prepínač klasický ON-OFF-ON</text:p>
          </table:table-cell>
          <table:table-cell table:number-columns-repeated="5"/>
        </table:table-row>
        <table:table-row table:style-name="ro1">
          <table:table-cell office:value-type="string">
            <text:p>AP – engage</text:p>
          </table:table-cell>
          <table:table-cell office:value-type="string">
            <text:p>Prepínač klasický ON-OFF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Panel D – Throttle</text:p>
          </table:table-cell>
          <table:table-cell table:number-columns-repeated="6"/>
        </table:table-row>
        <table:table-row table:style-name="ro1">
          <table:table-cell office:value-type="string">
            <text:p>Speed brake – extend + RET</text:p>
          </table:table-cell>
          <table:table-cell office:value-type="string">
            <text:p>Naklapecka vracejici se na stred</text:p>
          </table:table-cell>
          <table:table-cell table:number-columns-repeated="4"/>
          <table:table-cell office:value-type="string">
            <text:p>D1</text:p>
          </table:table-cell>
        </table:table-row>
        <table:table-row table:style-name="ro1">
          <table:table-cell office:value-type="string">
            <text:p>Wingsweep</text:p>
          </table:table-cell>
          <table:table-cell office:value-type="string">
            <text:p>4-smer kloboucek nemackaci</text:p>
          </table:table-cell>
          <table:table-cell table:number-columns-repeated="4"/>
          <table:table-cell office:value-type="string">
            <text:p>D2</text:p>
          </table:table-cell>
        </table:table-row>
        <table:table-row table:style-name="ro1">
          <table:table-cell office:value-type="string">
            <text:p>PLM</text:p>
          </table:table-cell>
          <table:table-cell office:value-type="string">
            <text:p>Button nedrzici nesvitici</text:p>
          </table:table-cell>
          <table:table-cell table:number-columns-repeated="4"/>
          <table:table-cell office:value-type="string">
            <text:p>D3</text:p>
          </table:table-cell>
        </table:table-row>
        <table:table-row table:style-name="ro1">
          <table:table-cell office:value-type="string">
            <text:p>CAGE/SEAM</text:p>
          </table:table-cell>
          <table:table-cell office:value-type="string">
            <text:p>Button nedrzici nesvitici</text:p>
          </table:table-cell>
          <table:table-cell table:number-columns-repeated="4"/>
          <table:table-cell office:value-type="string">
            <text:p>D4</text:p>
          </table:table-cell>
        </table:table-row>
        <table:table-row table:style-name="ro1">
          <table:table-cell office:value-type="string">
            <text:p>Exterior light</text:p>
          </table:table-cell>
          <table:table-cell office:value-type="string">
            <text:p>Prepínač klasický ON-OFF</text:p>
          </table:table-cell>
          <table:table-cell table:number-columns-repeated="4"/>
          <table:table-cell office:value-type="string">
            <text:p>D5</text:p>
          </table:table-cell>
        </table:table-row>
        <table:table-row table:style-name="ro1">
          <table:table-cell office:value-type="string">
            <text:p>ICS PTT /UHF PTT</text:p>
          </table:table-cell>
          <table:table-cell office:value-type="string">
            <text:p>4-smer kloboucek nemackaci</text:p>
          </table:table-cell>
          <table:table-cell table:number-columns-repeated="4"/>
          <table:table-cell office:value-type="string">
            <text:p>D6</text:p>
          </table:table-cell>
        </table:table-row>
        <table:table-row table:style-name="ro1">
          <table:table-cell office:value-type="string">
            <text:p>Klapky</text:p>
          </table:table-cell>
          <table:table-cell office:value-type="string">
            <text:p>Slider 10cm</text:p>
          </table:table-cell>
          <table:table-cell table:number-columns-repeated="4"/>
          <table:table-cell office:value-type="string">
            <text:p>D7</text:p>
          </table:table-cell>
        </table:table-row>
        <table:table-row table:style-name="ro1">
          <table:table-cell office:value-type="string">
            <text:p>MotorL</text:p>
          </table:table-cell>
          <table:table-cell office:value-type="string">
            <text:p>Slider 10cm</text:p>
          </table:table-cell>
          <table:table-cell table:number-columns-repeated="4"/>
          <table:table-cell office:value-type="string">
            <text:p>D8</text:p>
          </table:table-cell>
        </table:table-row>
        <table:table-row table:style-name="ro1">
          <table:table-cell office:value-type="string">
            <text:p>MotorP</text:p>
          </table:table-cell>
          <table:table-cell office:value-type="string">
            <text:p>Slider 10cm</text:p>
          </table:table-cell>
          <table:table-cell table:number-columns-repeated="4"/>
          <table:table-cell office:value-type="string">
            <text:p>D9</text:p>
          </table:table-cell>
        </table:table-row>
        <table:table-row table:style-name="ro1">
          <table:table-cell office:value-type="string">
            <text:p>Wingsweep emergency</text:p>
          </table:table-cell>
          <table:table-cell office:value-type="string">
            <text:p>Slider 10cm</text:p>
          </table:table-cell>
          <table:table-cell table:number-columns-repeated="4"/>
          <table:table-cell office:value-type="string">
            <text:p>D10</text:p>
          </table:table-cell>
        </table:table-row>
        <table:table-row table:style-name="ro1">
          <table:table-cell office:value-type="string">
            <text:p>Paka na motory</text:p>
          </table:table-cell>
          <table:table-cell office:value-type="string">
            <text:p>3D print</text:p>
          </table:table-cell>
          <table:table-cell table:number-columns-repeated="4"/>
          <table:table-cell office:value-type="string">
            <text:p>D11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9">11/19/2020</text:date>, <text:time>22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atějka</meta:initial-creator>
    <meta:creation-date>2020-11-18T22:51:27.73</meta:creation-date>
    <dc:date>2020-11-19T22:14:43.20</dc:date>
    <dc:creator>Tomáš Matějka</dc:creator>
    <meta:editing-duration>PT23H22M55S</meta:editing-duration>
    <meta:editing-cycles>42</meta:editing-cycles>
    <meta:generator>OpenOffice/4.1.7$Win32 OpenOffice.org_project/417m1$Build-9800</meta:generator>
    <meta:document-statistic meta:table-count="3" meta:cell-count="161" meta:object-count="0"/>
  </office:meta>
</office:document-meta>
</file>